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TC Regular" svg:font-family="'Noto Sans CJK TC Regular'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co1" style:family="table-column">
      <style:table-column-properties fo:break-before="auto" style:column-width="20.5mm"/>
    </style:style>
    <style:style style:name="co2" style:family="table-column">
      <style:table-column-properties fo:break-before="auto" style:column-width="15.59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option_roi_result" table:style-name="ta1">
        <table:shapes>
          <draw:frame draw:z-index="0" draw:style-name="gr1" draw:text-style-name="P1" svg:width="159.88mm" svg:height="90.05mm" svg:x="62.47mm" svg:y="75.7mm">
            <loext:p draw:notify-on-update-of-ranges="option_roi_result.B1:option_roi_result.B1 option_roi_result.B2:option_roi_result.B25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88mm" svg:height="90.04mm" svg:x="263.62mm" svg:y="71.72mm">
            <loext:p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number-columns-repeated="12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roi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2/1/2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2/1/3</text:p>
          </table:table-cell>
          <table:table-cell office:value-type="float" office:value="0.98895" calcext:value-type="float">
            <text:p>0.9889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2/1/4</text:p>
          </table:table-cell>
          <table:table-cell office:value-type="float" office:value="0.98895" calcext:value-type="float">
            <text:p>0.9889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2/1/5</text:p>
          </table:table-cell>
          <table:table-cell office:value-type="float" office:value="0.98895" calcext:value-type="float">
            <text:p>0.9889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2/1/6</text:p>
          </table:table-cell>
          <table:table-cell office:value-type="float" office:value="0.98895" calcext:value-type="float">
            <text:p>0.9889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2/1/9</text:p>
          </table:table-cell>
          <table:table-cell office:value-type="float" office:value="0.98895" calcext:value-type="float">
            <text:p>0.98895</text:p>
          </table:table-cell>
          <table:table-cell table:number-columns-repeated="2"/>
          <table:table-cell office:value-type="string" calcext:value-type="string">
            <text:p>不存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2/1/10</text:p>
          </table:table-cell>
          <table:table-cell office:value-type="float" office:value="0.9781" calcext:value-type="float">
            <text:p>0.9781</text:p>
          </table:table-cell>
          <table:table-cell table:number-columns-repeated="2"/>
          <table:table-cell office:value-type="string" calcext:value-type="string">
            <text:p>只做空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2/1/11</text:p>
          </table:table-cell>
          <table:table-cell office:value-type="float" office:value="0.9781" calcext:value-type="float">
            <text:p>0.9781</text:p>
          </table:table-cell>
          <table:table-cell table:number-columns-repeated="2"/>
          <table:table-cell office:value-type="string" calcext:value-type="string">
            <text:p>價外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12/1/12</text:p>
          </table:table-cell>
          <table:table-cell office:value-type="float" office:value="0.9781" calcext:value-type="float">
            <text:p>0.9781</text:p>
          </table:table-cell>
          <table:table-cell table:number-columns-repeated="2"/>
          <table:table-cell office:value-type="string" calcext:value-type="string">
            <text:p>停利</text:p>
          </table:table-cell>
          <table:table-cell office:value-type="float" office:value="1.3" calcext:value-type="float">
            <text:p>1.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12/1/13</text:p>
          </table:table-cell>
          <table:table-cell office:value-type="float" office:value="0.9781" calcext:value-type="float">
            <text:p>0.9781</text:p>
          </table:table-cell>
          <table:table-cell table:number-columns-repeated="2"/>
          <table:table-cell office:value-type="string" calcext:value-type="string">
            <text:p>停損</text:p>
          </table:table-cell>
          <table:table-cell office:value-type="float" office:value="0.9" calcext:value-type="float">
            <text:p>0.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12/1/16</text:p>
          </table:table-cell>
          <table:table-cell office:value-type="float" office:value="0.9986" calcext:value-type="float">
            <text:p>0.9986</text:p>
          </table:table-cell>
          <table:table-cell table:number-columns-repeated="2"/>
          <table:table-cell office:value-type="string" calcext:value-type="string">
            <text:p>0.6以上</text:p>
          </table:table-cell>
          <table:table-cell office:value-type="string" calcext:value-type="string">
            <text:p>all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12/1/17</text:p>
          </table:table-cell>
          <table:table-cell office:value-type="float" office:value="0.9906" calcext:value-type="float">
            <text:p>0.990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2/1/18</text:p>
          </table:table-cell>
          <table:table-cell office:value-type="float" office:value="0.9906" calcext:value-type="float">
            <text:p>0.9906</text:p>
          </table:table-cell>
          <table:table-cell table:number-columns-repeated="10"/>
          <table:table-cell office:value-type="string" calcext:value-type="string">
            <text:p>多空都做的圖</text:p>
          </table:table-cell>
          <table:table-cell office:value-type="string" calcext:value-type="string">
            <text:p>所以2012年分析空的比較準</text:p>
          </table:table-cell>
        </table:table-row>
        <table:table-row table:style-name="ro1">
          <table:table-cell office:value-type="string" calcext:value-type="string">
            <text:p>2012/1/30</text:p>
          </table:table-cell>
          <table:table-cell office:value-type="float" office:value="0.9906" calcext:value-type="float">
            <text:p>0.990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2/1/31</text:p>
          </table:table-cell>
          <table:table-cell office:value-type="float" office:value="0.9906" calcext:value-type="float">
            <text:p>0.990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2/2/1</text:p>
          </table:table-cell>
          <table:table-cell office:value-type="float" office:value="0.9906" calcext:value-type="float">
            <text:p>0.990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2/2/2</text:p>
          </table:table-cell>
          <table:table-cell office:value-type="float" office:value="0.9906" calcext:value-type="float">
            <text:p>0.990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2/2/3</text:p>
          </table:table-cell>
          <table:table-cell office:value-type="float" office:value="0.99035" calcext:value-type="float">
            <text:p>0.9903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2/2/4</text:p>
          </table:table-cell>
          <table:table-cell office:value-type="float" office:value="0.98245" calcext:value-type="float">
            <text:p>0.9824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2/2/6</text:p>
          </table:table-cell>
          <table:table-cell office:value-type="float" office:value="0.9822" calcext:value-type="float">
            <text:p>0.982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2/2/7</text:p>
          </table:table-cell>
          <table:table-cell office:value-type="float" office:value="0.9772" calcext:value-type="float">
            <text:p>0.977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2/2/8</text:p>
          </table:table-cell>
          <table:table-cell office:value-type="float" office:value="0.96925" calcext:value-type="float">
            <text:p>0.9692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2/2/9</text:p>
          </table:table-cell>
          <table:table-cell office:value-type="float" office:value="0.96925" calcext:value-type="float">
            <text:p>0.9692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2/2/10</text:p>
          </table:table-cell>
          <table:table-cell office:value-type="float" office:value="0.96035" calcext:value-type="float">
            <text:p>0.9603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2/2/13</text:p>
          </table:table-cell>
          <table:table-cell office:value-type="float" office:value="0.95195" calcext:value-type="float">
            <text:p>0.9519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2/2/14</text:p>
          </table:table-cell>
          <table:table-cell office:value-type="float" office:value="0.95195" calcext:value-type="float">
            <text:p>0.9519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2/2/15</text:p>
          </table:table-cell>
          <table:table-cell office:value-type="float" office:value="0.95195" calcext:value-type="float">
            <text:p>0.9519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2/2/16</text:p>
          </table:table-cell>
          <table:table-cell office:value-type="float" office:value="0.95195" calcext:value-type="float">
            <text:p>0.9519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2/2/17</text:p>
          </table:table-cell>
          <table:table-cell office:value-type="float" office:value="1.06775" calcext:value-type="float">
            <text:p>1.0677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2/2/20</text:p>
          </table:table-cell>
          <table:table-cell office:value-type="float" office:value="1.06775" calcext:value-type="float">
            <text:p>1.0677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2/2/21</text:p>
          </table:table-cell>
          <table:table-cell office:value-type="float" office:value="1.08825" calcext:value-type="float">
            <text:p>1.0882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2/2/22</text:p>
          </table:table-cell>
          <table:table-cell office:value-type="float" office:value="1.08825" calcext:value-type="float">
            <text:p>1.0882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2/2/23</text:p>
          </table:table-cell>
          <table:table-cell office:value-type="float" office:value="1.08825" calcext:value-type="float">
            <text:p>1.0882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2/2/24</text:p>
          </table:table-cell>
          <table:table-cell office:value-type="float" office:value="1.25325" calcext:value-type="float">
            <text:p>1.2532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2/2/29</text:p>
          </table:table-cell>
          <table:table-cell office:value-type="float" office:value="1.2476" calcext:value-type="float">
            <text:p>1.247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2/3/1</text:p>
          </table:table-cell>
          <table:table-cell office:value-type="float" office:value="1.2476" calcext:value-type="float">
            <text:p>1.247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2/3/2</text:p>
          </table:table-cell>
          <table:table-cell office:value-type="float" office:value="1.24735" calcext:value-type="float">
            <text:p>1.2473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2/3/3</text:p>
          </table:table-cell>
          <table:table-cell office:value-type="float" office:value="1.2531" calcext:value-type="float">
            <text:p>1.253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2/3/5</text:p>
          </table:table-cell>
          <table:table-cell office:value-type="float" office:value="1.2766" calcext:value-type="float">
            <text:p>1.276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2/3/6</text:p>
          </table:table-cell>
          <table:table-cell office:value-type="float" office:value="1.29875" calcext:value-type="float">
            <text:p>1.2987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2/3/7</text:p>
          </table:table-cell>
          <table:table-cell office:value-type="float" office:value="1.29875" calcext:value-type="float">
            <text:p>1.2987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2/3/8</text:p>
          </table:table-cell>
          <table:table-cell office:value-type="float" office:value="1.29875" calcext:value-type="float">
            <text:p>1.2987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2/3/9</text:p>
          </table:table-cell>
          <table:table-cell office:value-type="float" office:value="1.2985" calcext:value-type="float">
            <text:p>1.298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2/3/12</text:p>
          </table:table-cell>
          <table:table-cell office:value-type="float" office:value="1.311" calcext:value-type="float">
            <text:p>1.3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2/3/13</text:p>
          </table:table-cell>
          <table:table-cell office:value-type="float" office:value="1.2943" calcext:value-type="float">
            <text:p>1.294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2/3/14</text:p>
          </table:table-cell>
          <table:table-cell office:value-type="float" office:value="1.2943" calcext:value-type="float">
            <text:p>1.294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2/3/15</text:p>
          </table:table-cell>
          <table:table-cell office:value-type="float" office:value="1.2943" calcext:value-type="float">
            <text:p>1.294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2/3/16</text:p>
          </table:table-cell>
          <table:table-cell office:value-type="float" office:value="1.2943" calcext:value-type="float">
            <text:p>1.294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2/3/19</text:p>
          </table:table-cell>
          <table:table-cell office:value-type="float" office:value="1.3136" calcext:value-type="float">
            <text:p>1.313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2/3/20</text:p>
          </table:table-cell>
          <table:table-cell office:value-type="float" office:value="1.3136" calcext:value-type="float">
            <text:p>1.313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2/3/21</text:p>
          </table:table-cell>
          <table:table-cell office:value-type="float" office:value="1.30625" calcext:value-type="float">
            <text:p>1.3062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2/3/22</text:p>
          </table:table-cell>
          <table:table-cell office:value-type="float" office:value="1.2237" calcext:value-type="float">
            <text:p>1.223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2/3/23</text:p>
          </table:table-cell>
          <table:table-cell office:value-type="float" office:value="1.2237" calcext:value-type="float">
            <text:p>1.223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2/3/26</text:p>
          </table:table-cell>
          <table:table-cell office:value-type="float" office:value="1.2237" calcext:value-type="float">
            <text:p>1.223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2/3/27</text:p>
          </table:table-cell>
          <table:table-cell office:value-type="float" office:value="1.2237" calcext:value-type="float">
            <text:p>1.223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2/3/28</text:p>
          </table:table-cell>
          <table:table-cell office:value-type="float" office:value="1.2237" calcext:value-type="float">
            <text:p>1.223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2/3/29</text:p>
          </table:table-cell>
          <table:table-cell office:value-type="float" office:value="1.2237" calcext:value-type="float">
            <text:p>1.223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2/3/30</text:p>
          </table:table-cell>
          <table:table-cell office:value-type="float" office:value="1.21895" calcext:value-type="float">
            <text:p>1.2189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2/4/2</text:p>
          </table:table-cell>
          <table:table-cell office:value-type="float" office:value="1.2187" calcext:value-type="float">
            <text:p>1.218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2/4/3</text:p>
          </table:table-cell>
          <table:table-cell office:value-type="float" office:value="1.44645" calcext:value-type="float">
            <text:p>1.4464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2/4/5</text:p>
          </table:table-cell>
          <table:table-cell office:value-type="float" office:value="1.4728" calcext:value-type="float">
            <text:p>1.472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2/4/6</text:p>
          </table:table-cell>
          <table:table-cell office:value-type="float" office:value="1.4728" calcext:value-type="float">
            <text:p>1.472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2/4/9</text:p>
          </table:table-cell>
          <table:table-cell office:value-type="float" office:value="1.4728" calcext:value-type="float">
            <text:p>1.472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2/4/10</text:p>
          </table:table-cell>
          <table:table-cell office:value-type="float" office:value="1.4658" calcext:value-type="float">
            <text:p>1.465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2/4/11</text:p>
          </table:table-cell>
          <table:table-cell office:value-type="float" office:value="1.4658" calcext:value-type="float">
            <text:p>1.465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2/4/12</text:p>
          </table:table-cell>
          <table:table-cell office:value-type="float" office:value="1.4658" calcext:value-type="float">
            <text:p>1.465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2/4/13</text:p>
          </table:table-cell>
          <table:table-cell office:value-type="float" office:value="1.4658" calcext:value-type="float">
            <text:p>1.465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2/4/16</text:p>
          </table:table-cell>
          <table:table-cell office:value-type="float" office:value="1.4658" calcext:value-type="float">
            <text:p>1.465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2/4/17</text:p>
          </table:table-cell>
          <table:table-cell office:value-type="float" office:value="1.4658" calcext:value-type="float">
            <text:p>1.465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2/4/18</text:p>
          </table:table-cell>
          <table:table-cell office:value-type="float" office:value="1.46205" calcext:value-type="float">
            <text:p>1.4620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2/4/19</text:p>
          </table:table-cell>
          <table:table-cell office:value-type="float" office:value="1.73955" calcext:value-type="float">
            <text:p>1.7395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2/4/20</text:p>
          </table:table-cell>
          <table:table-cell office:value-type="float" office:value="1.75525" calcext:value-type="float">
            <text:p>1.7552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2/4/23</text:p>
          </table:table-cell>
          <table:table-cell office:value-type="float" office:value="2.11435" calcext:value-type="float">
            <text:p>2.1143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2/4/24</text:p>
          </table:table-cell>
          <table:table-cell office:value-type="float" office:value="2.10835" calcext:value-type="float">
            <text:p>2.1083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2/4/25</text:p>
          </table:table-cell>
          <table:table-cell office:value-type="float" office:value="2.10835" calcext:value-type="float">
            <text:p>2.1083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2/4/26</text:p>
          </table:table-cell>
          <table:table-cell office:value-type="float" office:value="2.1224" calcext:value-type="float">
            <text:p>2.122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2/4/27</text:p>
          </table:table-cell>
          <table:table-cell office:value-type="float" office:value="2.1224" calcext:value-type="float">
            <text:p>2.122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2/4/30</text:p>
          </table:table-cell>
          <table:table-cell office:value-type="float" office:value="2.11885" calcext:value-type="float">
            <text:p>2.1188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2/5/2</text:p>
          </table:table-cell>
          <table:table-cell office:value-type="float" office:value="2.11085" calcext:value-type="float">
            <text:p>2.1108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2/5/3</text:p>
          </table:table-cell>
          <table:table-cell office:value-type="float" office:value="2.11085" calcext:value-type="float">
            <text:p>2.1108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2/5/4</text:p>
          </table:table-cell>
          <table:table-cell office:value-type="float" office:value="2.11085" calcext:value-type="float">
            <text:p>2.1108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2/5/7</text:p>
          </table:table-cell>
          <table:table-cell office:value-type="float" office:value="2.11085" calcext:value-type="float">
            <text:p>2.1108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2/5/8</text:p>
          </table:table-cell>
          <table:table-cell office:value-type="float" office:value="2.11085" calcext:value-type="float">
            <text:p>2.1108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2/5/9</text:p>
          </table:table-cell>
          <table:table-cell office:value-type="float" office:value="2.11085" calcext:value-type="float">
            <text:p>2.1108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2/5/10</text:p>
          </table:table-cell>
          <table:table-cell office:value-type="float" office:value="2.11085" calcext:value-type="float">
            <text:p>2.1108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2/5/11</text:p>
          </table:table-cell>
          <table:table-cell office:value-type="float" office:value="2.11085" calcext:value-type="float">
            <text:p>2.1108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2/5/14</text:p>
          </table:table-cell>
          <table:table-cell office:value-type="float" office:value="2.11085" calcext:value-type="float">
            <text:p>2.1108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2/5/15</text:p>
          </table:table-cell>
          <table:table-cell office:value-type="float" office:value="2.11085" calcext:value-type="float">
            <text:p>2.1108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2/5/16</text:p>
          </table:table-cell>
          <table:table-cell office:value-type="float" office:value="2.11085" calcext:value-type="float">
            <text:p>2.1108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2/5/17</text:p>
          </table:table-cell>
          <table:table-cell office:value-type="float" office:value="2.1023" calcext:value-type="float">
            <text:p>2.102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2/5/18</text:p>
          </table:table-cell>
          <table:table-cell office:value-type="float" office:value="2.1023" calcext:value-type="float">
            <text:p>2.102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2/5/21</text:p>
          </table:table-cell>
          <table:table-cell office:value-type="float" office:value="2.1023" calcext:value-type="float">
            <text:p>2.102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2/5/22</text:p>
          </table:table-cell>
          <table:table-cell office:value-type="float" office:value="2.1023" calcext:value-type="float">
            <text:p>2.102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2/5/23</text:p>
          </table:table-cell>
          <table:table-cell office:value-type="float" office:value="2.1023" calcext:value-type="float">
            <text:p>2.102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2/5/24</text:p>
          </table:table-cell>
          <table:table-cell office:value-type="float" office:value="2.1023" calcext:value-type="float">
            <text:p>2.102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2/5/25</text:p>
          </table:table-cell>
          <table:table-cell office:value-type="float" office:value="2.1023" calcext:value-type="float">
            <text:p>2.102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2/5/28</text:p>
          </table:table-cell>
          <table:table-cell office:value-type="float" office:value="2.1023" calcext:value-type="float">
            <text:p>2.102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2/5/29</text:p>
          </table:table-cell>
          <table:table-cell office:value-type="float" office:value="2.1023" calcext:value-type="float">
            <text:p>2.102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2/5/30</text:p>
          </table:table-cell>
          <table:table-cell office:value-type="float" office:value="2.1023" calcext:value-type="float">
            <text:p>2.102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2/5/31</text:p>
          </table:table-cell>
          <table:table-cell office:value-type="float" office:value="2.1023" calcext:value-type="float">
            <text:p>2.102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2/6/1</text:p>
          </table:table-cell>
          <table:table-cell office:value-type="float" office:value="2.1023" calcext:value-type="float">
            <text:p>2.102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2/6/4</text:p>
          </table:table-cell>
          <table:table-cell office:value-type="float" office:value="2.10205" calcext:value-type="float">
            <text:p>2.1020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2/6/5</text:p>
          </table:table-cell>
          <table:table-cell office:value-type="float" office:value="2.08835" calcext:value-type="float">
            <text:p>2.0883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2/6/6</text:p>
          </table:table-cell>
          <table:table-cell office:value-type="float" office:value="2.0773" calcext:value-type="float">
            <text:p>2.077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2/6/7</text:p>
          </table:table-cell>
          <table:table-cell office:value-type="float" office:value="2.0773" calcext:value-type="float">
            <text:p>2.077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2/6/8</text:p>
          </table:table-cell>
          <table:table-cell office:value-type="float" office:value="2.0773" calcext:value-type="float">
            <text:p>2.077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2/6/11</text:p>
          </table:table-cell>
          <table:table-cell office:value-type="float" office:value="2.0773" calcext:value-type="float">
            <text:p>2.077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2/6/12</text:p>
          </table:table-cell>
          <table:table-cell office:value-type="float" office:value="2.0773" calcext:value-type="float">
            <text:p>2.077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2/6/13</text:p>
          </table:table-cell>
          <table:table-cell office:value-type="float" office:value="2.0773" calcext:value-type="float">
            <text:p>2.077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2/6/14</text:p>
          </table:table-cell>
          <table:table-cell office:value-type="float" office:value="2.0773" calcext:value-type="float">
            <text:p>2.077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2/6/15</text:p>
          </table:table-cell>
          <table:table-cell office:value-type="float" office:value="2.0773" calcext:value-type="float">
            <text:p>2.077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2/6/18</text:p>
          </table:table-cell>
          <table:table-cell office:value-type="float" office:value="2.0773" calcext:value-type="float">
            <text:p>2.077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2/6/19</text:p>
          </table:table-cell>
          <table:table-cell office:value-type="float" office:value="2.0773" calcext:value-type="float">
            <text:p>2.077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2/6/20</text:p>
          </table:table-cell>
          <table:table-cell office:value-type="float" office:value="2.0773" calcext:value-type="float">
            <text:p>2.077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2/6/21</text:p>
          </table:table-cell>
          <table:table-cell office:value-type="float" office:value="2.0773" calcext:value-type="float">
            <text:p>2.077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2/6/22</text:p>
          </table:table-cell>
          <table:table-cell office:value-type="float" office:value="2.0773" calcext:value-type="float">
            <text:p>2.077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2/6/25</text:p>
          </table:table-cell>
          <table:table-cell office:value-type="float" office:value="2.0773" calcext:value-type="float">
            <text:p>2.077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2/6/26</text:p>
          </table:table-cell>
          <table:table-cell office:value-type="float" office:value="2.0773" calcext:value-type="float">
            <text:p>2.077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2/6/27</text:p>
          </table:table-cell>
          <table:table-cell office:value-type="float" office:value="2.0773" calcext:value-type="float">
            <text:p>2.077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2/6/28</text:p>
          </table:table-cell>
          <table:table-cell office:value-type="float" office:value="2.0773" calcext:value-type="float">
            <text:p>2.077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2/6/29</text:p>
          </table:table-cell>
          <table:table-cell office:value-type="float" office:value="2.0773" calcext:value-type="float">
            <text:p>2.077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2/7/2</text:p>
          </table:table-cell>
          <table:table-cell office:value-type="float" office:value="2.0773" calcext:value-type="float">
            <text:p>2.077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2/7/3</text:p>
          </table:table-cell>
          <table:table-cell office:value-type="float" office:value="2.0773" calcext:value-type="float">
            <text:p>2.077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2/7/4</text:p>
          </table:table-cell>
          <table:table-cell office:value-type="float" office:value="2.0773" calcext:value-type="float">
            <text:p>2.077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2/7/5</text:p>
          </table:table-cell>
          <table:table-cell office:value-type="float" office:value="2.0773" calcext:value-type="float">
            <text:p>2.077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2/7/6</text:p>
          </table:table-cell>
          <table:table-cell office:value-type="float" office:value="2.0773" calcext:value-type="float">
            <text:p>2.077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2/7/9</text:p>
          </table:table-cell>
          <table:table-cell office:value-type="float" office:value="2.0773" calcext:value-type="float">
            <text:p>2.077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2/7/10</text:p>
          </table:table-cell>
          <table:table-cell office:value-type="float" office:value="2.0773" calcext:value-type="float">
            <text:p>2.077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2/7/11</text:p>
          </table:table-cell>
          <table:table-cell office:value-type="float" office:value="2.07065" calcext:value-type="float">
            <text:p>2.0706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2/7/12</text:p>
          </table:table-cell>
          <table:table-cell office:value-type="float" office:value="2.0922" calcext:value-type="float">
            <text:p>2.092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2/7/13</text:p>
          </table:table-cell>
          <table:table-cell office:value-type="float" office:value="2.09195" calcext:value-type="float">
            <text:p>2.0919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2/7/16</text:p>
          </table:table-cell>
          <table:table-cell office:value-type="float" office:value="2.08395" calcext:value-type="float">
            <text:p>2.0839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2/7/17</text:p>
          </table:table-cell>
          <table:table-cell office:value-type="float" office:value="2.06995" calcext:value-type="float">
            <text:p>2.0699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2/7/18</text:p>
          </table:table-cell>
          <table:table-cell office:value-type="float" office:value="2.0882" calcext:value-type="float">
            <text:p>2.088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2/7/19</text:p>
          </table:table-cell>
          <table:table-cell office:value-type="float" office:value="2.0827" calcext:value-type="float">
            <text:p>2.082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2/7/20</text:p>
          </table:table-cell>
          <table:table-cell office:value-type="float" office:value="2.07835" calcext:value-type="float">
            <text:p>2.0783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2/7/23</text:p>
          </table:table-cell>
          <table:table-cell office:value-type="float" office:value="2.07835" calcext:value-type="float">
            <text:p>2.0783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2/7/24</text:p>
          </table:table-cell>
          <table:table-cell office:value-type="float" office:value="2.07835" calcext:value-type="float">
            <text:p>2.0783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2/7/25</text:p>
          </table:table-cell>
          <table:table-cell office:value-type="float" office:value="2.07375" calcext:value-type="float">
            <text:p>2.0737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2/7/26</text:p>
          </table:table-cell>
          <table:table-cell office:value-type="float" office:value="2.07375" calcext:value-type="float">
            <text:p>2.0737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2/7/27</text:p>
          </table:table-cell>
          <table:table-cell office:value-type="float" office:value="2.07375" calcext:value-type="float">
            <text:p>2.0737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2/7/30</text:p>
          </table:table-cell>
          <table:table-cell office:value-type="float" office:value="2.07375" calcext:value-type="float">
            <text:p>2.0737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2/7/31</text:p>
          </table:table-cell>
          <table:table-cell office:value-type="float" office:value="2.07375" calcext:value-type="float">
            <text:p>2.0737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2/8/1</text:p>
          </table:table-cell>
          <table:table-cell office:value-type="float" office:value="2.07375" calcext:value-type="float">
            <text:p>2.0737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2/8/3</text:p>
          </table:table-cell>
          <table:table-cell office:value-type="float" office:value="2.07375" calcext:value-type="float">
            <text:p>2.0737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2/8/6</text:p>
          </table:table-cell>
          <table:table-cell office:value-type="float" office:value="2.07375" calcext:value-type="float">
            <text:p>2.0737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2/8/7</text:p>
          </table:table-cell>
          <table:table-cell office:value-type="float" office:value="2.07375" calcext:value-type="float">
            <text:p>2.0737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2/8/8</text:p>
          </table:table-cell>
          <table:table-cell office:value-type="float" office:value="2.07375" calcext:value-type="float">
            <text:p>2.0737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2/8/9</text:p>
          </table:table-cell>
          <table:table-cell office:value-type="float" office:value="2.07375" calcext:value-type="float">
            <text:p>2.0737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2/8/10</text:p>
          </table:table-cell>
          <table:table-cell office:value-type="float" office:value="2.07375" calcext:value-type="float">
            <text:p>2.0737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2/8/13</text:p>
          </table:table-cell>
          <table:table-cell office:value-type="float" office:value="2.07375" calcext:value-type="float">
            <text:p>2.0737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2/8/14</text:p>
          </table:table-cell>
          <table:table-cell office:value-type="float" office:value="2.07375" calcext:value-type="float">
            <text:p>2.0737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2/8/15</text:p>
          </table:table-cell>
          <table:table-cell office:value-type="float" office:value="2.07375" calcext:value-type="float">
            <text:p>2.0737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2/8/16</text:p>
          </table:table-cell>
          <table:table-cell office:value-type="float" office:value="2.067" calcext:value-type="float">
            <text:p>2.0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2/8/17</text:p>
          </table:table-cell>
          <table:table-cell office:value-type="float" office:value="2.067" calcext:value-type="float">
            <text:p>2.0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2/8/20</text:p>
          </table:table-cell>
          <table:table-cell office:value-type="float" office:value="2.067" calcext:value-type="float">
            <text:p>2.0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2/8/21</text:p>
          </table:table-cell>
          <table:table-cell office:value-type="float" office:value="2.067" calcext:value-type="float">
            <text:p>2.0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2/8/22</text:p>
          </table:table-cell>
          <table:table-cell office:value-type="float" office:value="2.067" calcext:value-type="float">
            <text:p>2.0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2/8/23</text:p>
          </table:table-cell>
          <table:table-cell office:value-type="float" office:value="2.067" calcext:value-type="float">
            <text:p>2.0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2/8/24</text:p>
          </table:table-cell>
          <table:table-cell office:value-type="float" office:value="2.067" calcext:value-type="float">
            <text:p>2.0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2/8/27</text:p>
          </table:table-cell>
          <table:table-cell office:value-type="float" office:value="2.067" calcext:value-type="float">
            <text:p>2.0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2/8/28</text:p>
          </table:table-cell>
          <table:table-cell office:value-type="float" office:value="2.067" calcext:value-type="float">
            <text:p>2.0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2/8/29</text:p>
          </table:table-cell>
          <table:table-cell office:value-type="float" office:value="2.067" calcext:value-type="float">
            <text:p>2.0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2/8/30</text:p>
          </table:table-cell>
          <table:table-cell office:value-type="float" office:value="2.067" calcext:value-type="float">
            <text:p>2.0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2/8/31</text:p>
          </table:table-cell>
          <table:table-cell office:value-type="float" office:value="2.067" calcext:value-type="float">
            <text:p>2.0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2/9/3</text:p>
          </table:table-cell>
          <table:table-cell office:value-type="float" office:value="2.067" calcext:value-type="float">
            <text:p>2.0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2/9/4</text:p>
          </table:table-cell>
          <table:table-cell office:value-type="float" office:value="2.067" calcext:value-type="float">
            <text:p>2.0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2/9/5</text:p>
          </table:table-cell>
          <table:table-cell office:value-type="float" office:value="2.067" calcext:value-type="float">
            <text:p>2.0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2/9/6</text:p>
          </table:table-cell>
          <table:table-cell office:value-type="float" office:value="2.067" calcext:value-type="float">
            <text:p>2.0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2/9/7</text:p>
          </table:table-cell>
          <table:table-cell office:value-type="float" office:value="2.067" calcext:value-type="float">
            <text:p>2.0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2/9/10</text:p>
          </table:table-cell>
          <table:table-cell office:value-type="float" office:value="2.067" calcext:value-type="float">
            <text:p>2.0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2/9/11</text:p>
          </table:table-cell>
          <table:table-cell office:value-type="float" office:value="2.067" calcext:value-type="float">
            <text:p>2.0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2/9/12</text:p>
          </table:table-cell>
          <table:table-cell office:value-type="float" office:value="2.067" calcext:value-type="float">
            <text:p>2.0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2/9/13</text:p>
          </table:table-cell>
          <table:table-cell office:value-type="float" office:value="2.067" calcext:value-type="float">
            <text:p>2.0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2/9/14</text:p>
          </table:table-cell>
          <table:table-cell office:value-type="float" office:value="2.067" calcext:value-type="float">
            <text:p>2.0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2/9/17</text:p>
          </table:table-cell>
          <table:table-cell office:value-type="float" office:value="2.067" calcext:value-type="float">
            <text:p>2.0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2/9/18</text:p>
          </table:table-cell>
          <table:table-cell office:value-type="float" office:value="2.0627" calcext:value-type="float">
            <text:p>2.062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2/9/19</text:p>
          </table:table-cell>
          <table:table-cell office:value-type="float" office:value="2.0627" calcext:value-type="float">
            <text:p>2.062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2/9/20</text:p>
          </table:table-cell>
          <table:table-cell office:value-type="float" office:value="2.06245" calcext:value-type="float">
            <text:p>2.0624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2/9/21</text:p>
          </table:table-cell>
          <table:table-cell office:value-type="float" office:value="2.0617" calcext:value-type="float">
            <text:p>2.061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2/9/24</text:p>
          </table:table-cell>
          <table:table-cell office:value-type="float" office:value="2.0617" calcext:value-type="float">
            <text:p>2.061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2/9/25</text:p>
          </table:table-cell>
          <table:table-cell office:value-type="float" office:value="2.0617" calcext:value-type="float">
            <text:p>2.061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2/9/26</text:p>
          </table:table-cell>
          <table:table-cell office:value-type="float" office:value="2.0577" calcext:value-type="float">
            <text:p>2.057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2/9/27</text:p>
          </table:table-cell>
          <table:table-cell office:value-type="float" office:value="2.0577" calcext:value-type="float">
            <text:p>2.057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2/9/28</text:p>
          </table:table-cell>
          <table:table-cell office:value-type="float" office:value="2.065" calcext:value-type="float">
            <text:p>2.06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2/10/1</text:p>
          </table:table-cell>
          <table:table-cell office:value-type="float" office:value="2.06475" calcext:value-type="float">
            <text:p>2.0647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2/10/2</text:p>
          </table:table-cell>
          <table:table-cell office:value-type="float" office:value="2.0574" calcext:value-type="float">
            <text:p>2.057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2/10/3</text:p>
          </table:table-cell>
          <table:table-cell office:value-type="float" office:value="2.05115" calcext:value-type="float">
            <text:p>2.0511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2/10/4</text:p>
          </table:table-cell>
          <table:table-cell office:value-type="float" office:value="2.05115" calcext:value-type="float">
            <text:p>2.0511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2/10/5</text:p>
          </table:table-cell>
          <table:table-cell office:value-type="float" office:value="2.05115" calcext:value-type="float">
            <text:p>2.0511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2/10/8</text:p>
          </table:table-cell>
          <table:table-cell office:value-type="float" office:value="2.05115" calcext:value-type="float">
            <text:p>2.0511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2/10/9</text:p>
          </table:table-cell>
          <table:table-cell office:value-type="float" office:value="2.05115" calcext:value-type="float">
            <text:p>2.0511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2/10/11</text:p>
          </table:table-cell>
          <table:table-cell office:value-type="float" office:value="2.05115" calcext:value-type="float">
            <text:p>2.0511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2/10/12</text:p>
          </table:table-cell>
          <table:table-cell office:value-type="float" office:value="2.05115" calcext:value-type="float">
            <text:p>2.0511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2/10/15</text:p>
          </table:table-cell>
          <table:table-cell office:value-type="float" office:value="2.05115" calcext:value-type="float">
            <text:p>2.0511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2/10/16</text:p>
          </table:table-cell>
          <table:table-cell office:value-type="float" office:value="2.05115" calcext:value-type="float">
            <text:p>2.0511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2/10/17</text:p>
          </table:table-cell>
          <table:table-cell office:value-type="float" office:value="2.06355" calcext:value-type="float">
            <text:p>2.0635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2/10/18</text:p>
          </table:table-cell>
          <table:table-cell office:value-type="float" office:value="2.0576" calcext:value-type="float">
            <text:p>2.057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2/10/19</text:p>
          </table:table-cell>
          <table:table-cell office:value-type="float" office:value="2.0576" calcext:value-type="float">
            <text:p>2.057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2/10/22</text:p>
          </table:table-cell>
          <table:table-cell office:value-type="float" office:value="2.0576" calcext:value-type="float">
            <text:p>2.057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2/10/23</text:p>
          </table:table-cell>
          <table:table-cell office:value-type="float" office:value="2.0576" calcext:value-type="float">
            <text:p>2.057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2/10/24</text:p>
          </table:table-cell>
          <table:table-cell office:value-type="float" office:value="2.0576" calcext:value-type="float">
            <text:p>2.057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2/10/25</text:p>
          </table:table-cell>
          <table:table-cell office:value-type="float" office:value="2.0576" calcext:value-type="float">
            <text:p>2.057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2/10/26</text:p>
          </table:table-cell>
          <table:table-cell office:value-type="float" office:value="2.06625" calcext:value-type="float">
            <text:p>2.0662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2/10/29</text:p>
          </table:table-cell>
          <table:table-cell office:value-type="float" office:value="2.06175" calcext:value-type="float">
            <text:p>2.0617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2/10/30</text:p>
          </table:table-cell>
          <table:table-cell office:value-type="float" office:value="2.06175" calcext:value-type="float">
            <text:p>2.0617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2/10/31</text:p>
          </table:table-cell>
          <table:table-cell office:value-type="float" office:value="2.06175" calcext:value-type="float">
            <text:p>2.0617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2/11/1</text:p>
          </table:table-cell>
          <table:table-cell office:value-type="float" office:value="2.06175" calcext:value-type="float">
            <text:p>2.0617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2/11/2</text:p>
          </table:table-cell>
          <table:table-cell office:value-type="float" office:value="2.06175" calcext:value-type="float">
            <text:p>2.0617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2/11/5</text:p>
          </table:table-cell>
          <table:table-cell office:value-type="float" office:value="2.06175" calcext:value-type="float">
            <text:p>2.0617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2/11/6</text:p>
          </table:table-cell>
          <table:table-cell office:value-type="float" office:value="2.0549" calcext:value-type="float">
            <text:p>2.054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2/11/7</text:p>
          </table:table-cell>
          <table:table-cell office:value-type="float" office:value="2.0549" calcext:value-type="float">
            <text:p>2.054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2/11/8</text:p>
          </table:table-cell>
          <table:table-cell office:value-type="float" office:value="2.0549" calcext:value-type="float">
            <text:p>2.054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2/11/9</text:p>
          </table:table-cell>
          <table:table-cell office:value-type="float" office:value="2.0549" calcext:value-type="float">
            <text:p>2.054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2/11/12</text:p>
          </table:table-cell>
          <table:table-cell office:value-type="float" office:value="2.0549" calcext:value-type="float">
            <text:p>2.054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2/11/13</text:p>
          </table:table-cell>
          <table:table-cell office:value-type="float" office:value="2.0691" calcext:value-type="float">
            <text:p>2.069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2/11/14</text:p>
          </table:table-cell>
          <table:table-cell office:value-type="float" office:value="2.0632" calcext:value-type="float">
            <text:p>2.063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2/11/15</text:p>
          </table:table-cell>
          <table:table-cell office:value-type="float" office:value="2.0632" calcext:value-type="float">
            <text:p>2.063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2/11/16</text:p>
          </table:table-cell>
          <table:table-cell office:value-type="float" office:value="2.0632" calcext:value-type="float">
            <text:p>2.063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2/11/19</text:p>
          </table:table-cell>
          <table:table-cell office:value-type="float" office:value="2.0582" calcext:value-type="float">
            <text:p>2.058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2/11/20</text:p>
          </table:table-cell>
          <table:table-cell office:value-type="float" office:value="2.05795" calcext:value-type="float">
            <text:p>2.0579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2/11/21</text:p>
          </table:table-cell>
          <table:table-cell office:value-type="float" office:value="2.08915" calcext:value-type="float">
            <text:p>2.0891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2/11/22</text:p>
          </table:table-cell>
          <table:table-cell office:value-type="float" office:value="2.0843" calcext:value-type="float">
            <text:p>2.084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2/11/23</text:p>
          </table:table-cell>
          <table:table-cell office:value-type="float" office:value="2.0843" calcext:value-type="float">
            <text:p>2.084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2/11/26</text:p>
          </table:table-cell>
          <table:table-cell office:value-type="float" office:value="2.0843" calcext:value-type="float">
            <text:p>2.084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2/11/27</text:p>
          </table:table-cell>
          <table:table-cell office:value-type="float" office:value="2.0843" calcext:value-type="float">
            <text:p>2.084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2/11/28</text:p>
          </table:table-cell>
          <table:table-cell office:value-type="float" office:value="2.0843" calcext:value-type="float">
            <text:p>2.084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2/11/29</text:p>
          </table:table-cell>
          <table:table-cell office:value-type="float" office:value="2.0843" calcext:value-type="float">
            <text:p>2.084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2/11/30</text:p>
          </table:table-cell>
          <table:table-cell office:value-type="float" office:value="2.0843" calcext:value-type="float">
            <text:p>2.084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2/12/3</text:p>
          </table:table-cell>
          <table:table-cell office:value-type="float" office:value="2.0843" calcext:value-type="float">
            <text:p>2.084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2/12/4</text:p>
          </table:table-cell>
          <table:table-cell office:value-type="float" office:value="2.0843" calcext:value-type="float">
            <text:p>2.084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2/12/5</text:p>
          </table:table-cell>
          <table:table-cell office:value-type="float" office:value="2.0843" calcext:value-type="float">
            <text:p>2.084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2/12/6</text:p>
          </table:table-cell>
          <table:table-cell office:value-type="float" office:value="2.0843" calcext:value-type="float">
            <text:p>2.084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2/12/7</text:p>
          </table:table-cell>
          <table:table-cell office:value-type="float" office:value="2.08405" calcext:value-type="float">
            <text:p>2.0840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2/12/10</text:p>
          </table:table-cell>
          <table:table-cell office:value-type="float" office:value="2.0913" calcext:value-type="float">
            <text:p>2.091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2/12/11</text:p>
          </table:table-cell>
          <table:table-cell office:value-type="float" office:value="2.0913" calcext:value-type="float">
            <text:p>2.091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2/12/12</text:p>
          </table:table-cell>
          <table:table-cell office:value-type="float" office:value="2.0913" calcext:value-type="float">
            <text:p>2.091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2/12/13</text:p>
          </table:table-cell>
          <table:table-cell office:value-type="float" office:value="2.0913" calcext:value-type="float">
            <text:p>2.091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2/12/14</text:p>
          </table:table-cell>
          <table:table-cell office:value-type="float" office:value="2.0913" calcext:value-type="float">
            <text:p>2.091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2/12/17</text:p>
          </table:table-cell>
          <table:table-cell office:value-type="float" office:value="2.0913" calcext:value-type="float">
            <text:p>2.091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2/12/18</text:p>
          </table:table-cell>
          <table:table-cell office:value-type="float" office:value="2.0913" calcext:value-type="float">
            <text:p>2.091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2/12/19</text:p>
          </table:table-cell>
          <table:table-cell office:value-type="float" office:value="2.09105" calcext:value-type="float">
            <text:p>2.0910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2/12/20</text:p>
          </table:table-cell>
          <table:table-cell office:value-type="float" office:value="2.10375" calcext:value-type="float">
            <text:p>2.1037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2/12/21</text:p>
          </table:table-cell>
          <table:table-cell office:value-type="float" office:value="2.1291" calcext:value-type="float">
            <text:p>2.129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2/12/22</text:p>
          </table:table-cell>
          <table:table-cell office:value-type="float" office:value="2.1224" calcext:value-type="float">
            <text:p>2.122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2/12/24</text:p>
          </table:table-cell>
          <table:table-cell office:value-type="float" office:value="2.1183" calcext:value-type="float">
            <text:p>2.118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2/12/25</text:p>
          </table:table-cell>
          <table:table-cell office:value-type="float" office:value="2.1126" calcext:value-type="float">
            <text:p>2.112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2/12/26</text:p>
          </table:table-cell>
          <table:table-cell office:value-type="float" office:value="2.1126" calcext:value-type="float">
            <text:p>2.112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2/12/27</text:p>
          </table:table-cell>
          <table:table-cell office:value-type="float" office:value="2.1126" calcext:value-type="float">
            <text:p>2.112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012/12/28</text:p>
          </table:table-cell>
          <table:table-cell office:value-type="float" office:value="2.1126" calcext:value-type="float">
            <text:p>2.1126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TC Regular" svg:font-family="'Noto Sans CJK TC Regular'" style:font-family-generic="system" style:font-pitch="variable"/>
    <style:font-face style:name="文泉驛微米黑" svg:font-family="文泉驛微米黑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TW" style:font-name-complex="Noto Sans CJK TC Regular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AR PL UMing TW'" style:font-family-generic-asian="system" style:font-pitch-asian="variable" style:font-size-asian="12pt" style:language-asian="zh" style:country-asian="TW" style:font-name-complex="Noto Sans CJK TC Regular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文泉驛微米黑" style:font-family-asian="文泉驛微米黑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0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20T10:06:04.916928049</dc:date>
    <meta:editing-duration>PT2M10S</meta:editing-duration>
    <meta:editing-cycles>2</meta:editing-cycles>
    <meta:generator>LibreOffice/5.1.6.2$Linux_X86_64 LibreOffice_project/10m0$Build-2</meta:generator>
    <meta:document-statistic meta:table-count="1" meta:cell-count="513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89cm" svg:height="9.006cm" xlink:href=".." xlink:type="simple" chart:class="chart:scatter" chart:style-name="ch1">
        <chart:legend chart:legend-position="end" svg:x="14.275cm" svg:y="4.204cm" style:legend-expansion="high" chart:style-name="ch2"/>
        <chart:plot-area chart:style-name="ch3" table:cell-range-address="option_roi_result.B1:option_roi_result.B251" chart:data-source-has-labels="row" svg:x="0.319cm" svg:y="0.18cm" svg:width="13.637cm" svg:height="8.646cm">
          <chartooo:coordinate-region svg:x="1.046cm" svg:y="0.379cm" svg:width="12.63cm" svg:height="7.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option_roi_result.B2:option_roi_result.B251" chart:label-cell-address="option_roi_result.B1:option_roi_result.B1" chart:class="chart:scatter">
            <chart:data-point chart:repeated="25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i</text:p>
                <draw:g>
                  <svg:desc>option_roi_result.B1:option_roi_result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option_roi_result.B2:option_roi_result.B2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8895">
                <text:p>0.9889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8895">
                <text:p>0.9889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8895">
                <text:p>0.9889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98895">
                <text:p>0.9889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98895">
                <text:p>0.9889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781">
                <text:p>0.978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9781">
                <text:p>0.978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781">
                <text:p>0.978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781">
                <text:p>0.978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9986">
                <text:p>0.998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9906">
                <text:p>0.990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9906">
                <text:p>0.990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9906">
                <text:p>0.990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9906">
                <text:p>0.990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9906">
                <text:p>0.990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9906">
                <text:p>0.990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99035">
                <text:p>0.9903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98245">
                <text:p>0.9824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822">
                <text:p>0.982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9772">
                <text:p>0.977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96925">
                <text:p>0.9692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96925">
                <text:p>0.9692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96035">
                <text:p>0.9603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95195">
                <text:p>0.9519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95195">
                <text:p>0.9519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95195">
                <text:p>0.9519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95195">
                <text:p>0.9519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06775">
                <text:p>1.0677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06775">
                <text:p>1.0677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08825">
                <text:p>1.0882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08825">
                <text:p>1.0882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08825">
                <text:p>1.0882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25325">
                <text:p>1.2532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2476">
                <text:p>1.247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2476">
                <text:p>1.247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24735">
                <text:p>1.2473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2531">
                <text:p>1.253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2766">
                <text:p>1.276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29875">
                <text:p>1.2987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29875">
                <text:p>1.2987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29875">
                <text:p>1.2987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2985">
                <text:p>1.298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311">
                <text:p>1.31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2943">
                <text:p>1.294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2943">
                <text:p>1.294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2943">
                <text:p>1.294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2943">
                <text:p>1.294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3136">
                <text:p>1.313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3136">
                <text:p>1.313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30625">
                <text:p>1.3062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2237">
                <text:p>1.223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2237">
                <text:p>1.223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2237">
                <text:p>1.223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2237">
                <text:p>1.223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2237">
                <text:p>1.223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2237">
                <text:p>1.223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21895">
                <text:p>1.2189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2187">
                <text:p>1.218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44645">
                <text:p>1.4464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4728">
                <text:p>1.472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4728">
                <text:p>1.472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4728">
                <text:p>1.472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4658">
                <text:p>1.465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4658">
                <text:p>1.465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4658">
                <text:p>1.465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4658">
                <text:p>1.465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4658">
                <text:p>1.465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4658">
                <text:p>1.465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46205">
                <text:p>1.4620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73955">
                <text:p>1.7395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75525">
                <text:p>1.7552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.11435">
                <text:p>2.1143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.10835">
                <text:p>2.1083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.10835">
                <text:p>2.1083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.1224">
                <text:p>2.122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.1224">
                <text:p>2.122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.11885">
                <text:p>2.1188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.11085">
                <text:p>2.1108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.11085">
                <text:p>2.1108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.11085">
                <text:p>2.1108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.11085">
                <text:p>2.1108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.11085">
                <text:p>2.1108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.11085">
                <text:p>2.1108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.11085">
                <text:p>2.1108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.11085">
                <text:p>2.1108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.11085">
                <text:p>2.1108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.11085">
                <text:p>2.1108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.11085">
                <text:p>2.1108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.1023">
                <text:p>2.102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.1023">
                <text:p>2.102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.1023">
                <text:p>2.102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.1023">
                <text:p>2.102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.1023">
                <text:p>2.102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.1023">
                <text:p>2.102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.1023">
                <text:p>2.102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.1023">
                <text:p>2.102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.1023">
                <text:p>2.102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.1023">
                <text:p>2.102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.1023">
                <text:p>2.102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.1023">
                <text:p>2.102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.10205">
                <text:p>2.1020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.08835">
                <text:p>2.0883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.0773">
                <text:p>2.077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.0773">
                <text:p>2.077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.0773">
                <text:p>2.077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.0773">
                <text:p>2.077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.0773">
                <text:p>2.077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.0773">
                <text:p>2.077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.0773">
                <text:p>2.077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.0773">
                <text:p>2.077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.0773">
                <text:p>2.077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.0773">
                <text:p>2.077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.0773">
                <text:p>2.077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.0773">
                <text:p>2.077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.0773">
                <text:p>2.077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.0773">
                <text:p>2.077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.0773">
                <text:p>2.077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.0773">
                <text:p>2.077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.0773">
                <text:p>2.077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.0773">
                <text:p>2.077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.0773">
                <text:p>2.077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.0773">
                <text:p>2.077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.0773">
                <text:p>2.077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.0773">
                <text:p>2.077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.0773">
                <text:p>2.077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.0773">
                <text:p>2.077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.0773">
                <text:p>2.077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.07065">
                <text:p>2.0706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.0922">
                <text:p>2.092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.09195">
                <text:p>2.0919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.08395">
                <text:p>2.0839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.06995">
                <text:p>2.0699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.0882">
                <text:p>2.088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.0827">
                <text:p>2.082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.07835">
                <text:p>2.0783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.07835">
                <text:p>2.0783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.07835">
                <text:p>2.0783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.07375">
                <text:p>2.0737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.07375">
                <text:p>2.0737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.07375">
                <text:p>2.0737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.07375">
                <text:p>2.0737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.07375">
                <text:p>2.0737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.07375">
                <text:p>2.0737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.07375">
                <text:p>2.0737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.07375">
                <text:p>2.0737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.07375">
                <text:p>2.0737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.07375">
                <text:p>2.0737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.07375">
                <text:p>2.0737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.07375">
                <text:p>2.0737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.07375">
                <text:p>2.0737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.07375">
                <text:p>2.0737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.07375">
                <text:p>2.0737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.067">
                <text:p>2.06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.067">
                <text:p>2.06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.067">
                <text:p>2.06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.067">
                <text:p>2.06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.067">
                <text:p>2.06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.067">
                <text:p>2.06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.067">
                <text:p>2.06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.067">
                <text:p>2.06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.067">
                <text:p>2.06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.067">
                <text:p>2.06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.067">
                <text:p>2.06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.067">
                <text:p>2.06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.067">
                <text:p>2.06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.067">
                <text:p>2.06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.067">
                <text:p>2.06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.067">
                <text:p>2.06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.067">
                <text:p>2.06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.067">
                <text:p>2.06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.067">
                <text:p>2.06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.067">
                <text:p>2.06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.067">
                <text:p>2.06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.067">
                <text:p>2.06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.067">
                <text:p>2.06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.0627">
                <text:p>2.062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.0627">
                <text:p>2.062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.06245">
                <text:p>2.0624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.0617">
                <text:p>2.061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.0617">
                <text:p>2.061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.0617">
                <text:p>2.061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.0577">
                <text:p>2.057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.0577">
                <text:p>2.057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.065">
                <text:p>2.06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.06475">
                <text:p>2.0647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.0574">
                <text:p>2.057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.05115">
                <text:p>2.0511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.05115">
                <text:p>2.0511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.05115">
                <text:p>2.0511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.05115">
                <text:p>2.0511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.05115">
                <text:p>2.0511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.05115">
                <text:p>2.0511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.05115">
                <text:p>2.0511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.05115">
                <text:p>2.0511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.05115">
                <text:p>2.0511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.06355">
                <text:p>2.0635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.0576">
                <text:p>2.057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.0576">
                <text:p>2.057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.0576">
                <text:p>2.057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.0576">
                <text:p>2.057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.0576">
                <text:p>2.057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.0576">
                <text:p>2.057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.06625">
                <text:p>2.0662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.06175">
                <text:p>2.0617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.06175">
                <text:p>2.0617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.06175">
                <text:p>2.0617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.06175">
                <text:p>2.0617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.06175">
                <text:p>2.0617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.06175">
                <text:p>2.0617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.0549">
                <text:p>2.054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.0549">
                <text:p>2.054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.0549">
                <text:p>2.054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.0549">
                <text:p>2.0549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.0549">
                <text:p>2.0549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.0691">
                <text:p>2.069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.0632">
                <text:p>2.063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.0632">
                <text:p>2.063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.0632">
                <text:p>2.063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.0582">
                <text:p>2.058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.05795">
                <text:p>2.0579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.08915">
                <text:p>2.0891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.0843">
                <text:p>2.084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.0843">
                <text:p>2.084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.0843">
                <text:p>2.084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.0843">
                <text:p>2.084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.0843">
                <text:p>2.084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.0843">
                <text:p>2.084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.0843">
                <text:p>2.084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.0843">
                <text:p>2.084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.0843">
                <text:p>2.084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.0843">
                <text:p>2.0843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.0843">
                <text:p>2.0843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.08405">
                <text:p>2.0840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.0913">
                <text:p>2.091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.0913">
                <text:p>2.091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.0913">
                <text:p>2.091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.0913">
                <text:p>2.091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.0913">
                <text:p>2.091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.0913">
                <text:p>2.091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.0913">
                <text:p>2.091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.09105">
                <text:p>2.0910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.10375">
                <text:p>2.1037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.1291">
                <text:p>2.129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.1224">
                <text:p>2.122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.1183">
                <text:p>2.118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.1126">
                <text:p>2.1126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.1126">
                <text:p>2.112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.1126">
                <text:p>2.112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.1126">
                <text:p>2.112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89cm" svg:height="9.005cm" xlink:href="." xlink:type="simple" chart:class="chart:scatter" chart:style-name="ch1">
        <chart:legend chart:legend-position="end" svg:x="14.275cm" svg:y="4.203cm" style:legend-expansion="high" chart:style-name="ch2"/>
        <chart:plot-area chart:style-name="ch3" chart:data-source-has-labels="both" svg:x="0.319cm" svg:y="0.18cm" svg:width="13.637cm" svg:height="8.645cm">
          <chartooo:coordinate-region svg:x="1.046cm" svg:y="0.379cm" svg:width="12.63cm" svg:height="7.799cm"/>
          <chart:axis chart:dimension="x" chart:name="primary-x" chart:style-name="ch4" chartooo:axis-type="auto">
            <chart:categories table:cell-range-address="local-table.$A$2:.$A$25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251" chart:label-cell-address="local-table.$B$1" chart:class="chart:scatter">
            <chart:data-point chart:repeated="25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8895">
                <text:p>0.9889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8895">
                <text:p>0.9889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8895">
                <text:p>0.9889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98895">
                <text:p>0.9889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98895">
                <text:p>0.9889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781">
                <text:p>0.978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9781">
                <text:p>0.978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781">
                <text:p>0.978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781">
                <text:p>0.978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9986">
                <text:p>0.998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9906">
                <text:p>0.990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9906">
                <text:p>0.990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9906">
                <text:p>0.990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9906">
                <text:p>0.990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9906">
                <text:p>0.990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9906">
                <text:p>0.990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99035">
                <text:p>0.9903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97395">
                <text:p>0.9739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737">
                <text:p>0.973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9687">
                <text:p>0.968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96075">
                <text:p>0.9607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91725">
                <text:p>0.9172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90835">
                <text:p>0.9083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89995">
                <text:p>0.8999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89995">
                <text:p>0.8999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91895">
                <text:p>0.9189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91895">
                <text:p>0.9189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03475">
                <text:p>1.0347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03475">
                <text:p>1.0347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05525">
                <text:p>1.0552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05525">
                <text:p>1.0552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05525">
                <text:p>1.0552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2065">
                <text:p>1.206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20085">
                <text:p>1.2008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20085">
                <text:p>1.2008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2006">
                <text:p>1.200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20635">
                <text:p>1.2063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22985">
                <text:p>1.2298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252">
                <text:p>1.25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25175">
                <text:p>1.2517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2649">
                <text:p>1.264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26465">
                <text:p>1.2646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27715">
                <text:p>1.2771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26045">
                <text:p>1.2604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26045">
                <text:p>1.2604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26045">
                <text:p>1.2604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26045">
                <text:p>1.2604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27975">
                <text:p>1.2797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27975">
                <text:p>1.2797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2724">
                <text:p>1.272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18985">
                <text:p>1.1898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18985">
                <text:p>1.1898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18985">
                <text:p>1.1898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18985">
                <text:p>1.1898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18985">
                <text:p>1.1898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18985">
                <text:p>1.1898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1851">
                <text:p>1.185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18485">
                <text:p>1.1848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4126">
                <text:p>1.412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43895">
                <text:p>1.4389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4387">
                <text:p>1.438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42385">
                <text:p>1.4238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41685">
                <text:p>1.4168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43615">
                <text:p>1.4361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4293">
                <text:p>1.429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4293">
                <text:p>1.429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4293">
                <text:p>1.429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4293">
                <text:p>1.429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4258">
                <text:p>1.425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6798">
                <text:p>1.679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6955">
                <text:p>1.695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.028">
                <text:p>2.02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.022">
                <text:p>2.02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.022">
                <text:p>2.02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.03605">
                <text:p>2.0360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.03605">
                <text:p>2.0360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.0325">
                <text:p>2.032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.0245">
                <text:p>2.024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.0245">
                <text:p>2.024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.0245">
                <text:p>2.024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.0245">
                <text:p>2.024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.0175">
                <text:p>2.017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8551">
                <text:p>1.855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.2415">
                <text:p>2.241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.0534">
                <text:p>2.053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.0479">
                <text:p>2.047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.04115">
                <text:p>2.0411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.03575">
                <text:p>2.0357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.0272">
                <text:p>2.027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.02095">
                <text:p>2.0209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.0397">
                <text:p>2.039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.0342">
                <text:p>2.034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.02875">
                <text:p>2.0287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.024">
                <text:p>2.02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.01915">
                <text:p>2.0191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.0141">
                <text:p>2.014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.028">
                <text:p>2.02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.028">
                <text:p>2.02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.0458">
                <text:p>2.045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.03935">
                <text:p>2.0393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.0391">
                <text:p>2.039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.0254">
                <text:p>2.025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.00685">
                <text:p>2.0068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.99985">
                <text:p>1.9998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.993">
                <text:p>1.99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.99275">
                <text:p>1.9927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.9872">
                <text:p>1.987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.97985">
                <text:p>1.9798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.9796">
                <text:p>1.979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.0135">
                <text:p>2.013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.0086">
                <text:p>2.008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.0086">
                <text:p>2.008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.00535">
                <text:p>2.0053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.8391">
                <text:p>1.839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.83285">
                <text:p>1.8328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.56565">
                <text:p>1.5656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.5654">
                <text:p>1.565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.57365">
                <text:p>1.5736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.56875">
                <text:p>1.5687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.56875">
                <text:p>1.5687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.56875">
                <text:p>1.5687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.56875">
                <text:p>1.5687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.56875">
                <text:p>1.5687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.56875">
                <text:p>1.5687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.56875">
                <text:p>1.5687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.56875">
                <text:p>1.5687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.5655">
                <text:p>1.565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.55885">
                <text:p>1.5588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.5804">
                <text:p>1.580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.58015">
                <text:p>1.5801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.57215">
                <text:p>1.5721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.55815">
                <text:p>1.5581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.5764">
                <text:p>1.576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.5709">
                <text:p>1.570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.56655">
                <text:p>1.5665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.56175">
                <text:p>1.5617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.56175">
                <text:p>1.5617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.55715">
                <text:p>1.5571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.55715">
                <text:p>1.5571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.55715">
                <text:p>1.5571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.55715">
                <text:p>1.5571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.55715">
                <text:p>1.5571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.55715">
                <text:p>1.5571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.55715">
                <text:p>1.5571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.55715">
                <text:p>1.5571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.55715">
                <text:p>1.5571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.55715">
                <text:p>1.5571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.55715">
                <text:p>1.5571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.55715">
                <text:p>1.5571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.55715">
                <text:p>1.5571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.5688">
                <text:p>1.568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.5688">
                <text:p>1.568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.56205">
                <text:p>1.5620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.55655">
                <text:p>1.5565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.55175">
                <text:p>1.5517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.84275">
                <text:p>1.8427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.84275">
                <text:p>1.8427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.83425">
                <text:p>1.8342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.69315">
                <text:p>1.6931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.69315">
                <text:p>1.6931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.6881">
                <text:p>1.688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.68405">
                <text:p>1.6840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.54875">
                <text:p>1.5487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.54875">
                <text:p>1.5487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.44235">
                <text:p>1.4423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.4421">
                <text:p>1.442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.43485">
                <text:p>1.4348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.4278">
                <text:p>1.427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.42235">
                <text:p>1.4223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.42235">
                <text:p>1.4223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.42235">
                <text:p>1.4223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.4355">
                <text:p>1.435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.4355">
                <text:p>1.435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.4355">
                <text:p>1.435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.4355">
                <text:p>1.435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.4312">
                <text:p>1.431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.43095">
                <text:p>1.4309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.4272">
                <text:p>1.427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.42645">
                <text:p>1.4264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.42645">
                <text:p>1.4264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.42645">
                <text:p>1.4264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.42245">
                <text:p>1.4224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.4222">
                <text:p>1.422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.4381">
                <text:p>1.438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.43785">
                <text:p>1.4378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.4305">
                <text:p>1.430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.42425">
                <text:p>1.4242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.42425">
                <text:p>1.4242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.42425">
                <text:p>1.4242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.42425">
                <text:p>1.4242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.4181">
                <text:p>1.418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.4181">
                <text:p>1.418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.41205">
                <text:p>1.4120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.4118">
                <text:p>1.411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.4143">
                <text:p>1.414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.4267">
                <text:p>1.426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.42075">
                <text:p>1.4207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.417">
                <text:p>1.41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.42745">
                <text:p>1.4274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.4222">
                <text:p>1.422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.43415">
                <text:p>1.4341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.42995">
                <text:p>1.4299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.4386">
                <text:p>1.438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.4341">
                <text:p>1.434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.43085">
                <text:p>1.4308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.43085">
                <text:p>1.4308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.4248">
                <text:p>1.424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.41865">
                <text:p>1.4186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.4184">
                <text:p>1.418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.42465">
                <text:p>1.4246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.42465">
                <text:p>1.4246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.42465">
                <text:p>1.4246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.42465">
                <text:p>1.4246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.42465">
                <text:p>1.4246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.43885">
                <text:p>1.4388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.43295">
                <text:p>1.4329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.44415">
                <text:p>1.4441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.4394">
                <text:p>1.439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.4344">
                <text:p>1.434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.43415">
                <text:p>1.4341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.46535">
                <text:p>1.4653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.4605">
                <text:p>1.460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.4708">
                <text:p>1.470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.4708">
                <text:p>1.470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.4708">
                <text:p>1.470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.4708">
                <text:p>1.470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.4708">
                <text:p>1.470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.4708">
                <text:p>1.470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.4708">
                <text:p>1.470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.4708">
                <text:p>1.470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.4708">
                <text:p>1.470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.4708">
                <text:p>1.470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.47055">
                <text:p>1.4705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.4778">
                <text:p>1.477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.4778">
                <text:p>1.477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.4778">
                <text:p>1.477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.4778">
                <text:p>1.477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.4778">
                <text:p>1.477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.47325">
                <text:p>1.4732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.46925">
                <text:p>1.4692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.469">
                <text:p>1.469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.4817">
                <text:p>1.4817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.50705">
                <text:p>1.5070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.50035">
                <text:p>1.5003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.49625">
                <text:p>1.4962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.49055">
                <text:p>1.4905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.49055">
                <text:p>1.4905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.4862">
                <text:p>1.486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.4862">
                <text:p>1.486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